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e7df" officeooo:paragraph-rsid="000ee7df"/>
    </style:style>
    <style:style style:name="P2" style:family="paragraph" style:parent-style-name="Standard">
      <style:paragraph-properties fo:text-align="start" style:justify-single-word="false"/>
      <style:text-properties style:font-name="Arial " officeooo:rsid="000ee7df" officeooo:paragraph-rsid="000ee7df"/>
    </style:style>
    <style:style style:name="P3" style:family="paragraph" style:parent-style-name="Standard">
      <style:paragraph-properties fo:text-align="start" style:justify-single-word="false"/>
      <style:text-properties style:font-name="Arial " officeooo:rsid="00112e12" officeooo:paragraph-rsid="00112e12"/>
    </style:style>
    <style:style style:name="P4" style:family="paragraph" style:parent-style-name="Standard">
      <style:paragraph-properties fo:text-align="start" style:justify-single-word="false"/>
      <style:text-properties fo:color="#ff0000" style:font-name="Arial " officeooo:rsid="000ee7df" officeooo:paragraph-rsid="000ee7df"/>
    </style:style>
    <style:style style:name="P5" style:family="paragraph" style:parent-style-name="Standard">
      <style:paragraph-properties fo:text-align="start" style:justify-single-word="false"/>
      <style:text-properties fo:color="#ff0000" fo:font-size="12pt" fo:font-weight="normal" officeooo:rsid="00164c97" officeooo:paragraph-rsid="00164c9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ff0000" fo:font-size="12pt" fo:font-weight="normal" officeooo:rsid="001672e3" officeooo:paragraph-rsid="001672e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7f00ff" style:font-name="Arial " fo:font-size="18pt" fo:font-weight="bold" officeooo:rsid="00112e12" officeooo:paragraph-rsid="00112e12"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7f00ff" fo:font-size="20pt" fo:font-weight="bold" officeooo:rsid="0016432a" officeooo:paragraph-rsid="0016432a"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7f00ff" fo:font-size="20pt" fo:font-weight="bold" officeooo:rsid="001672e3" officeooo:paragraph-rsid="001672e3" style:font-size-asian="20pt" style:font-weight-asian="bold" style:font-size-complex="20pt" style:font-weight-complex="bold"/>
    </style:style>
    <style:style style:name="P10" style:family="paragraph" style:parent-style-name="Standard">
      <style:paragraph-properties fo:text-align="start" style:justify-single-word="false"/>
      <style:text-properties fo:color="#7f00ff" fo:font-size="12pt" fo:font-weight="normal" officeooo:rsid="0017d983" officeooo:paragraph-rsid="0017d983"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officeooo:paragraph-rsid="00112e12"/>
    </style:style>
    <style:style style:name="P12" style:family="paragraph" style:parent-style-name="Standard">
      <style:paragraph-properties fo:text-align="start" style:justify-single-word="false"/>
      <style:text-properties officeooo:paragraph-rsid="00112e12"/>
    </style:style>
    <style:style style:name="P13" style:family="paragraph" style:parent-style-name="Standard" style:list-style-name="L3">
      <style:paragraph-properties fo:text-align="start" style:justify-single-word="false"/>
      <style:text-properties officeooo:paragraph-rsid="00112e12"/>
    </style:style>
    <style:style style:name="P14" style:family="paragraph" style:parent-style-name="Standard" style:list-style-name="L4">
      <style:paragraph-properties fo:text-align="start" style:justify-single-word="false"/>
      <style:text-properties officeooo:paragraph-rsid="00112e12"/>
    </style:style>
    <style:style style:name="P15" style:family="paragraph" style:parent-style-name="Standard" style:list-style-name="L10">
      <style:paragraph-properties fo:text-align="start" style:justify-single-word="false"/>
      <style:text-properties officeooo:paragraph-rsid="0012fedc"/>
    </style:style>
    <style:style style:name="P16" style:family="paragraph" style:parent-style-name="Standard">
      <style:paragraph-properties fo:text-align="start" style:justify-single-word="false"/>
      <style:text-properties officeooo:rsid="00112e12" officeooo:paragraph-rsid="00112e12"/>
    </style:style>
    <style:style style:name="P17" style:family="paragraph" style:parent-style-name="Standard">
      <style:paragraph-properties fo:text-align="start" style:justify-single-word="false"/>
      <style:text-properties officeooo:rsid="0012fedc" officeooo:paragraph-rsid="0012fedc"/>
    </style:style>
    <style:style style:name="P18" style:family="paragraph" style:parent-style-name="Standard" style:list-style-name="L5">
      <style:paragraph-properties fo:text-align="start" style:justify-single-word="false"/>
      <style:text-properties officeooo:rsid="0012fedc" officeooo:paragraph-rsid="0012fedc"/>
    </style:style>
    <style:style style:name="P19" style:family="paragraph" style:parent-style-name="Standard" style:list-style-name="L6">
      <style:paragraph-properties fo:text-align="start" style:justify-single-word="false"/>
      <style:text-properties officeooo:rsid="0012fedc" officeooo:paragraph-rsid="0012fedc"/>
    </style:style>
    <style:style style:name="P20" style:family="paragraph" style:parent-style-name="Standard" style:list-style-name="L7">
      <style:paragraph-properties fo:text-align="start" style:justify-single-word="false"/>
      <style:text-properties officeooo:rsid="0012fedc" officeooo:paragraph-rsid="0012fedc"/>
    </style:style>
    <style:style style:name="P21" style:family="paragraph" style:parent-style-name="Standard" style:list-style-name="L8">
      <style:paragraph-properties fo:text-align="start" style:justify-single-word="false"/>
      <style:text-properties officeooo:rsid="0012fedc" officeooo:paragraph-rsid="0012fedc"/>
    </style:style>
    <style:style style:name="P22" style:family="paragraph" style:parent-style-name="Standard">
      <style:paragraph-properties fo:text-align="start" style:justify-single-word="false"/>
      <style:text-properties fo:font-weight="bold" officeooo:rsid="00112e12" officeooo:paragraph-rsid="00112e12" style:font-weight-asian="bold" style:font-weight-complex="bold"/>
    </style:style>
    <style:style style:name="P23" style:family="paragraph" style:parent-style-name="Standard">
      <style:paragraph-properties fo:text-align="start" style:justify-single-word="false"/>
      <style:text-properties fo:font-weight="bold" officeooo:rsid="0012fedc" officeooo:paragraph-rsid="0012fedc" style:font-weight-asian="bold" style:font-weight-complex="bold"/>
    </style:style>
    <style:style style:name="P24" style:family="paragraph" style:parent-style-name="Standard">
      <style:paragraph-properties fo:text-align="start" style:justify-single-word="false"/>
      <style:text-properties fo:font-weight="bold" officeooo:rsid="0013803d" officeooo:paragraph-rsid="0013803d" style:font-weight-asian="bold" style:font-weight-complex="bold"/>
    </style:style>
    <style:style style:name="P25" style:family="paragraph" style:parent-style-name="Standard">
      <style:paragraph-properties fo:text-align="start" style:justify-single-word="false"/>
      <style:text-properties officeooo:rsid="0013803d" officeooo:paragraph-rsid="0013803d"/>
    </style:style>
    <style:style style:name="P26" style:family="paragraph" style:parent-style-name="Standard">
      <style:paragraph-properties fo:text-align="start" style:justify-single-word="false"/>
      <style:text-properties fo:font-weight="normal" officeooo:rsid="0013803d" officeooo:paragraph-rsid="0013803d" style:font-weight-asian="normal" style:font-weight-complex="normal"/>
    </style:style>
    <style:style style:name="P27" style:family="paragraph" style:parent-style-name="Standard">
      <style:paragraph-properties fo:text-align="start" style:justify-single-word="false"/>
      <style:text-properties fo:font-weight="normal" officeooo:rsid="0012fedc" officeooo:paragraph-rsid="0012fedc" style:font-weight-asian="normal" style:font-weight-complex="normal"/>
    </style:style>
    <style:style style:name="P28" style:family="paragraph" style:parent-style-name="Standard">
      <style:paragraph-properties fo:text-align="start" style:justify-single-word="false"/>
      <style:text-properties fo:font-weight="normal" officeooo:rsid="00156400" officeooo:paragraph-rsid="00156400" style:font-weight-asian="normal" style:font-weight-complex="normal"/>
    </style:style>
    <style:style style:name="P29" style:family="paragraph" style:parent-style-name="Standard">
      <style:paragraph-properties fo:text-align="start" style:justify-single-word="false"/>
      <style:text-properties fo:font-style="italic" fo:font-weight="normal" officeooo:rsid="00156400" officeooo:paragraph-rsid="00156400"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normal" fo:font-weight="normal" officeooo:rsid="00156400" officeooo:paragraph-rsid="0015640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fo:font-size="12pt" fo:font-weight="normal" officeooo:rsid="00164c97" officeooo:paragraph-rsid="00164c9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1672e3" officeooo:paragraph-rsid="001672e3"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fo:font-size="12pt" fo:font-weight="normal" officeooo:rsid="001672e3" officeooo:paragraph-rsid="0017d98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fo:font-size="12pt" fo:font-weight="normal" officeooo:rsid="0017d983" officeooo:paragraph-rsid="0017d98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19081c" officeooo:paragraph-rsid="0019081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size="20pt" fo:font-weight="bold" style:font-size-asian="20pt" style:font-weight-asian="bold" style:font-size-complex="20pt" style:font-weight-complex="bold"/>
    </style:style>
    <style:style style:name="T4" style:family="text">
      <style:text-properties fo:color="#ff0000" style:font-name="Arial "/>
    </style:style>
    <style:style style:name="T5" style:family="text">
      <style:text-properties fo:color="#ff0000" style:font-name="Arial " officeooo:rsid="00112e12"/>
    </style:style>
    <style:style style:name="T6" style:family="text">
      <style:text-properties fo:color="#ff0000" style:font-name="Arial " officeooo:rsid="0017d983"/>
    </style:style>
    <style:style style:name="T7" style:family="text">
      <style:text-properties style:text-underline-style="solid" style:text-underline-width="auto" style:text-underline-color="font-color"/>
    </style:style>
    <style:style style:name="T8" style:family="text">
      <style:text-properties fo:color="#000000" style:font-name="Arial "/>
    </style:style>
    <style:style style:name="T9" style:family="text">
      <style:text-properties fo:color="#000000" style:font-name="Arial " officeooo:rsid="00112e12"/>
    </style:style>
    <style:style style:name="T10" style:family="text">
      <style:text-properties fo:color="#000000" style:font-name="Arial " officeooo:rsid="0012fedc"/>
    </style:style>
    <style:style style:name="T11" style:family="text">
      <style:text-properties fo:color="#000000" style:font-name="Arial " fo:font-weight="bold" style:font-weight-asian="bold" style:font-weight-complex="bold"/>
    </style:style>
    <style:style style:name="T12" style:family="text">
      <style:text-properties style:font-name="Arial "/>
    </style:style>
    <style:style style:name="T13" style:family="text">
      <style:text-properties style:font-name="Arial " officeooo:rsid="00112e12"/>
    </style:style>
    <style:style style:name="T14" style:family="text">
      <style:text-properties style:font-name="Arial " fo:font-weight="bold" style:font-weight-asian="bold" style:font-weight-complex="bold"/>
    </style:style>
    <style:style style:name="T15" style:family="text">
      <style:text-properties style:font-name="Arial " officeooo:rsid="0017d9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Les arts décoratifs</text:span> </text:p>
      <text:p text:style-name="P1"/>
      <text:p text:style-name="P2">Trois rapports : les arts décoratifs on pense à la décoration intérieur et à la question du mobilier. Quand on feuilleté un ouvrage, on est frapper par la variété des décors intérieurs, de l’ammeublement produit à cette époque. </text:p>
      <text:p text:style-name="P2"/>
      <text:p text:style-name="P2"><text:span text:style-name="T2">→ Salon des Saisons de l’hôtel de Beauharnais 1807 1812 (avant restauration)</text:span> </text:p>
      <text:p text:style-name="P2">- luxe du Premier Empire</text:p>
      <text:p text:style-name="P2">- tapis de la Savonnerie</text:p>
      <text:p text:style-name="P2">- mur à l’antique : pilastre, peinture à Girodé, meuble d’époque avec un décor à l’antique + élément de scène symbolique impérial → l’aigle</text:p>
      <text:p text:style-name="P2">- représentation du décor sous le premier empire plus sobre.</text:p>
      <text:p text:style-name="P2">= à l’antique</text:p>
      <text:p text:style-name="P2"/>
      <text:p text:style-name="P4">→ Augustus Welby</text:p>
      <text:p text:style-name="P2">- partisans fondé sur l’exemple du Moyen-Age</text:p>
      <text:p text:style-name="P2">= moyen-âge </text:p>
      <text:p text:style-name="P2"/>
      <text:p text:style-name="P2"><text:span text:style-name="T2">→ Ludwig Wihlem</text:span> </text:p>
      <text:p text:style-name="P2">- villa moresque pour le roi Guillaume de Wurtenberg</text:p>
      <text:p text:style-name="P2">- goût exotique, l’extrême orient inspire </text:p>
      <text:p text:style-name="P2">= orient </text:p>
      <text:p text:style-name="P4">+ → James McNell Whisler</text:p>
      <text:p text:style-name="P2">- peinture pour présenter collection de porcelaine chinoise : bleu &amp; blanche</text:p>
      <text:p text:style-name="P4">→ Alexandre Charpentier, sall à manger d’Adrien Bénard, 1901</text:p>
      <text:p text:style-name="P2">- un des artisans de métropolitain de Pais : il n’est pas effrayé par l’art nouveau</text:p>
      <text:p text:style-name="P2">- Charpentier est très apprécier et touche à plusieurs domaine</text:p>
      <text:p text:style-name="P2">- forme organique stylisé</text:p>
      <text:p text:style-name="P2"/>
      <text:p text:style-name="P2"/>
      <text:p text:style-name="P2">= GRANDE DIVERSITE </text:p>
      <text:p text:style-name="P2"/>
      <text:p text:style-name="P2"><text:span text:style-name="T1">Histoire de la chaise</text:span> au XIXe </text:p>
      <text:p text:style-name="P3"><text:span text:style-name="T1">Histoire de la décoration intérieur</text:span> :<text:span text:style-name="T7"> L’époque et son style </text:span>de Charoltte Gere, <text:span text:style-name="T7">l’art décoratif en Europe du néoclassicisme à l’art déco </text:span>par Alain Gruber </text:p>
      <text:p text:style-name="P3"><text:span text:style-name="T1">Histoire de l’ornement</text:span> : joue un rôle décisif dans la détermination des styles :<text:span text:style-name="T7"> L’ornement</text:span>, Bernard Woden </text:p>
      <text:p text:style-name="P3"/>
      <text:p text:style-name="P3">Une reconstitution de l’intérieur du XIXe : pour savoir comment les bourgeois vivait à l’époque : salle à manger par Eugène Grasset 1880 Paris musée des arts décoratif. </text:p>
      <text:p text:style-name="P3"/>
      <text:p text:style-name="P7">1) Produire, exposer, vendre</text:p>
      <text:p text:style-name="P3"/>
      <text:p text:style-name="P3">La production des objets mobilier du XIXe relève d’institution publique, d’entreprise privé, de regroupement d’artisans et/ou d’artistes et enfin de créateur indépendant ou de petit atelier. </text:p>
      <text:p text:style-name="P3">Il existe dans plusierus pays européen des manufacture publique, d’État :</text:p>
      <text:list xml:id="list303506711" text:style-name="L4">
        <text:list-item>
          <text:p text:style-name="P14"><text:span text:style-name="T13">en France on a les manufacture de Beauvais &amp; des Gobelin : produisent de la tapisserie. (galerie au premier étage : exposition) </text:span></text:p>
        </text:list-item>
      </text:list>
      <text:list xml:id="list350911636" text:style-name="L3">
        <text:list-item>
          <text:p text:style-name="P13"><text:span text:style-name="T13">La Savonnerie : produit des tapis (s’appelle savonnerie car elle est sur une ancienne manufacture de savon) </text:span></text:p>
        </text:list-item>
      </text:list>
      <text:p text:style-name="P3"><text:soft-page-break/>Manufacture Gobelins : prestigieuse : fait tapisserie art prestigieux, manufacture qui produit pour l’état français, pour les résidence royal + cadeau diplomatique (tableau de Gérard du Portait de Napoléon), lié à la politique, elle participe à la gloire napoléonienne, sous la III République : conquête colonial<text:span text:style-name="T2"> → Georges Antoine Rochegrosse, la France en Afrique</text:span></text:p>
      <text:list xml:id="list4201187095" text:style-name="L1">
        <text:list-item>
          <text:p text:style-name="P11"><text:span text:style-name="T9">Manufacture de Sèvres : célèbre pour sa céramique</text:span></text:p>
        </text:list-item>
      </text:list>
      <text:p text:style-name="P16"><text:span text:style-name="T8">La céramique participe à la politique et à la gloire napoléonienne. </text:span></text:p>
      <text:p text:style-name="P16"><text:span text:style-name="T8">Art du feu, joue un rôle important grâce à son directeur Bronnyard par le vitrail : en 1824, créer un atelier où on a réussi à retrouver les coloration du verre alors que perdu : </text:span></text:p>
      <text:p text:style-name="P16"><text:span text:style-name="T8">→ Vitrail de la Renaissance, Claude Chenavard </text:span></text:p>
      <text:p text:style-name="P16"><text:span text:style-name="T8">Mais cette manufacture abandonne la vitrail pour la céramique mais participe au renouveau pour le goût du vitrail. = époque de restauration, commerce, construction de cathédrale </text:span></text:p>
      <text:p text:style-name="P22"><text:span text:style-name="T8"/></text:p>
      <text:p text:style-name="P23"><text:span text:style-name="T8">Entreprise privé : </text:span></text:p>
      <text:list xml:id="list2161163097" text:style-name="L5">
        <text:list-item>
          <text:p text:style-name="P18"><text:span text:style-name="T8">Manufacture Viennoise : Thonet Frères : font chaise courbé </text:span></text:p>
        </text:list-item>
      </text:list>
      <text:p text:style-name="P17"><text:span text:style-name="T8">Publicité où on voit toutes les médailles reçu pendant l’exposition universelle : les entreprises peuvent aussi être médaillé pour leur succès. </text:span></text:p>
      <text:list xml:id="list56179985" text:style-name="L6">
        <text:list-item>
          <text:p text:style-name="P19"><text:span text:style-name="T8">Morris and compagny </text:span></text:p>
        </text:list-item>
      </text:list>
      <text:p text:style-name="P17"><text:span text:style-name="T8">1861, entreprise privé fait plusieurs objets du cadre de vie et de décors </text:span></text:p>
      <text:list xml:id="list4155740012" text:style-name="L7">
        <text:list-item>
          <text:p text:style-name="P20"><text:span text:style-name="T8">Century </text:span></text:p>
        </text:list-item>
      </text:list>
      <text:p text:style-name="P17"><text:span text:style-name="T8">→ Chaise conçue </text:span></text:p>
      <text:p text:style-name="P17"><text:span text:style-name="T8">- association d’artistes sous le modèle médiéval qui produisent objet</text:span></text:p>
      <text:p text:style-name="P17"><text:span text:style-name="T8">regroupe architectes, peintres, sculpteurs, menuisier, décors… </text:span></text:p>
      <text:list xml:id="list1188385496" text:style-name="L8">
        <text:list-item>
          <text:p text:style-name="P21"><text:span text:style-name="T8">Atelier viennois : Wiener Werkstatte </text:span></text:p>
        </text:list-item>
      </text:list>
      <text:p text:style-name="P17"><text:span text:style-name="T8">Architectes et industriel association pour production d’objet </text:span></text:p>
      <text:list xml:id="list3044644005" text:style-name="L10">
        <text:list-item>
          <text:p text:style-name="P15"><text:span text:style-name="T10">créateur indépendant : François Rupert Carabin : fait une série de meuble très étrange, sculpture sur bois au service de la révonnation des arts décoratifs par le biais du corps humain. </text:span></text:p>
        </text:list-item>
      </text:list>
      <text:p text:style-name="P17"><text:span text:style-name="T8">→ Fauteuil </text:span></text:p>
      <text:p text:style-name="P17"><text:span text:style-name="T8"/></text:p>
      <text:p text:style-name="P17"><text:span text:style-name="T8">= cadre de production différent, tout ses acteurs sont soucieux, beaucoup d’objet produit au XIXe sont de très bonne qualité car certains ont été produit en respectant la tradition artisanal : </text:span></text:p>
      <text:p text:style-name="P25"><text:span text:style-name="T11">TAPISSERIE :</text:span><text:span text:style-name="T8"> </text:span></text:p>
      <text:p text:style-name="P17"><text:span text:style-name="T4">→ L’Adoration des mges, d’après un carton d’Edward Brune Jones</text:span><text:span text:style-name="T8"> </text:span></text:p>
      <text:p text:style-name="P17"><text:span text:style-name="T8">- </text:span><text:span text:style-name="T11">carton</text:span><text:span text:style-name="T8"> : modèle que le peintre fournie pour les lissiers</text:span></text:p>
      <text:p text:style-name="P17"><text:span text:style-name="T8">- tapisserie de la haute lisse : technique</text:span></text:p>
      <text:p text:style-name="P17"><text:span text:style-name="T8">- Art très long, parfois plusieurs année + coûteux</text:span></text:p>
      <text:p text:style-name="P17"><text:span text:style-name="T8">- commandé par un banquier,</text:span></text:p>
      <text:p text:style-name="P17"><text:span text:style-name="T8">- en accord avec les principes de William Morise : utilise colorant d’origine naturel : obtenu par boillarge = qualité + plus cher = avec colorant naturel,</text:span></text:p>
      <text:p text:style-name="P17"><text:span text:style-name="T8">- Il est soucieux de renoué avec la tradition artisanal</text:span></text:p>
      <text:p text:style-name="P17"><text:span text:style-name="T8">- retour au tradition artisanal : ce soucie de produire des objet de qualité : en 1791 abolition des corporation : principe de la libre entreprise entraîne des difficultés dans les savoirs faire, cette tradition artisanal est menacé au XIX par les progrès de la mécanisation. La machine tant à l’emporter sur la main.</text:span></text:p>
      <text:p text:style-name="P17"><text:span text:style-name="T8"/></text:p>
      <text:p text:style-name="P24"><text:span text:style-name="T8">= esprit de recherche et innovation qui touche les matériaux comme les processus de fabrication. </text:span></text:p>
      <text:p text:style-name="P24"><text:span text:style-name="T8">Le XIXe siècle renouvelle technique ancienne comme le vitrail mais aussi par l’exemple les émaux. </text:span></text:p>
      <text:p text:style-name="P24"><text:soft-page-break/><text:span text:style-name="T8"/></text:p>
      <text:p text:style-name="P24"><text:span text:style-name="T8">EMAUX : </text:span></text:p>
      <text:p text:style-name="P24"><text:span text:style-name="T8"/></text:p>
      <text:p text:style-name="P26"><text:span text:style-name="T8">Claudius Popelin renoût avec les émaux Limousin : </text:span></text:p>
      <text:p text:style-name="P26"><text:span text:style-name="T4">→ Claudius Popelin, Napoléon III 1885, Paris, Musée d’Orsay</text:span><text:span text:style-name="T8"> </text:span></text:p>
      <text:p text:style-name="P26"><text:span text:style-name="T8"/></text:p>
      <text:p text:style-name="P26"><text:span text:style-name="T11">VERRE :</text:span><text:span text:style-name="T8"> </text:span></text:p>
      <text:p text:style-name="P26"><text:span text:style-name="T8">Emile Galée fait plusieurs brevet sur ses techniques </text:span></text:p>
      <text:p text:style-name="P26"><text:span text:style-name="T8"/></text:p>
      <text:p text:style-name="P26"><text:span text:style-name="T8">Il ne s’agit pas seulement de produire mais aussi exposé : on assiste en 1791, la libre entreprise (nouveau abolition des corporation), dans cette liberté économique les révolution française joue un rôle avec des expositions des produits de l’industrie national. Il s’agissait de montrer les meilleurs production française dans un tas de domaine, se développe aussi dans toute l’Europe. </text:span></text:p>
      <text:p text:style-name="P26"><text:span text:style-name="T8"/></text:p>
      <text:p text:style-name="P26"><text:span text:style-name="T8">Par Exemple : </text:span></text:p>
      <text:p text:style-name="P26"><text:span text:style-name="T8">Exposition de l’industrie national française :</text:span></text:p>
      <text:p text:style-name="P26"><text:span text:style-name="T8">→ </text:span><text:span text:style-name="T4"><text:s/>Charpentier présente fauteuil</text:span><text:span text:style-name="T8"> et table de toilette en cristal reçoit médaille d’or à l’exposition de 1819.</text:span></text:p>
      <text:p text:style-name="P26"><text:span text:style-name="T8">- mobilier très rare</text:span></text:p>
      <text:p text:style-name="P26"><text:span text:style-name="T8"/></text:p>
      <text:p text:style-name="P26"><text:span text:style-name="T8">Ses expositions d’industrie se rassemble à l’exposition universelle, l ne s’agit pas de concurrence national mais international. Les expositions universelle donne lieu à beaucoup de récompense + permettent de mesurer les effets positif et négatif de la Révolution industriel, à partir du moment où on utilise de plus en plus la machine dans la production de meuble va donc coûter moins cher, on peut produire un mobilier satisfaisaint pour moins cher. Produise à grande échelle des objets médiocre dans leur dessin et forme. Les contemporains perçoit l’augmentation et accélération de la production qui fait concurrence avec les savoirs faire nationaux et régionaux. </text:span></text:p>
      <text:p text:style-name="P26"><text:span text:style-name="T8">Cette révolution industriel est perçu comme une menace et porteuse d’unification. Désormais il s’agit d’une concurrence international, certains pays comprennent plus rapidement que d’autre à bien former des ouvriers comme le Royaume Unis, il s’est lancé dans une politique de réforme du dessin : School of Design → élever les formations des artisans et ouvriers par le dessin. </text:span></text:p>
      <text:p text:style-name="P26"><text:span text:style-name="T8"/></text:p>
      <text:p text:style-name="P28"><text:span text:style-name="T8">Le musée joue un rôle important </text:span><text:span text:style-name="T4">: South Kensington Museum : Victoria et Albert Museum</text:span><text:span text:style-name="T8"> : fondé en 1850 en lien avec l’exposition universelle, le musée joue un rôle actif dans l’essor et le renouvellement des arts décoratifs car le musée au XIXe est un élément du cadre de formations des artistes et des artisans. On peut se former en faisant des copies au musée, on s’y inspire pour produire des objet nouveau = cadre de formation + d’inspiration. </text:span></text:p>
      <text:p text:style-name="P28"><text:span text:style-name="T8">Il faut attendre plus d’années pour que Paris se dote d’un musée des arts décoratif. </text:span></text:p>
      <text:p text:style-name="P26"><text:span text:style-name="T8"/></text:p>
      <text:p text:style-name="P28"><text:span text:style-name="T8">( 1815 : Première exposition universelle de Londres )</text:span></text:p>
      <text:p text:style-name="P28"><text:span text:style-name="T8"/></text:p>
      <text:p text:style-name="P29"><text:span text:style-name="T8">Comment concilier dans la société issus de la révolution industriel : beauté, qualité et rentabilité ? Comment rivaliser avec la quête de rentabilité, qui encourage à produire plus et moins cher ? Peut-on concilier liberté créatrice et contrainte de production ? Faut-il fait collaborer les arts issu des Beaux Arts et/ou les artisans avec les industriels ? </text:span></text:p>
      <text:p text:style-name="P29"><text:span text:style-name="T8"/></text:p>
      <text:p text:style-name="P30"><text:span text:style-name="T8">Il y a un problème majeur qui est posé : objets de luxe et objet bas de gamme. Pourquoi ne pas les lié ensemble ? William Morise refuse car il considère les arts décoratifs comme des éléments essentiel à la qualité de la vie + conditions de travail. Beaucoup vont rêvé </text:span><text:soft-page-break/><text:span text:style-name="T8">d’un art pour tous, rêver de produire des objets de qualité pour un éventail plus large de la population. </text:span></text:p>
      <text:p text:style-name="P28"><text:span text:style-name="T8"/></text:p>
      <text:p text:style-name="P8"><text:span text:style-name="T12">2) Le beau, l’utile, le rentable</text:span></text:p>
      <text:p text:style-name="P8"><text:span text:style-name="T12"/></text:p>
      <text:p text:style-name="P31"><text:span text:style-name="T12">- Pendant longtemps la relation des hommes du XIXe siècle au beau de construit sur la relation passé réinterpréter, il ne s’agit pas de refaire des pastiches mais de faire dans l’esprits des anciens : un passé recomposé. </text:span></text:p>
      <text:p text:style-name="P31"><text:span text:style-name="T12">Volonté de reconstituation archéologique et éclectique </text:span></text:p>
      <text:p text:style-name="P31"><text:span text:style-name="T12"/></text:p>
      <text:p text:style-name="P31"><text:span text:style-name="T12">- l’utile : à commencer à s’affirmer comme une préoccupation majeur à partir du XVIIIe siècle. La notion de confort prend de l’ampleur</text:span></text:p>
      <text:p text:style-name="P31"><text:span text:style-name="T12"/></text:p>
      <text:p text:style-name="P31"><text:span text:style-name="T12">- le rentable</text:span></text:p>
      <text:p text:style-name="P31"><text:span text:style-name="T12"/></text:p>
      <text:p text:style-name="P31"><text:span text:style-name="T12">Josiah Wedgwood and Sons : manufacture qui produit des pièces de paillance qui pouvait être peinte ou sculpté, elle est célèbre pour sa faillance fine crème&amp;bleu. Ses décors en relief sont imprimés =&gt; accélération par produits novateurs. En Angleterre, les anglais ont mis en place des techniques de report dans l’industrie céramique : gain de temps &amp; d’argent. </text:span></text:p>
      <text:p text:style-name="P31"><text:span text:style-name="T12">Une partie de ses procédé naît au XVIIIe siècle notamment en Angleterre.</text:span></text:p>
      <text:p text:style-name="P31"><text:span text:style-name="T12"/></text:p>
      <text:p text:style-name="P31"><text:span text:style-name="T4">→ Lit à décor Renaissance, France, 1840, fonte peinte, Paris, musée des Arts décoratif</text:span><text:span text:style-name="T12"> </text:span></text:p>
      <text:p text:style-name="P31"><text:span text:style-name="T12">- beauté : décor et référence au passé</text:span></text:p>
      <text:p text:style-name="P31"><text:span text:style-name="T12">- producteur : en fonte donc produit par moulage et assemblage</text:span></text:p>
      <text:p text:style-name="P31"><text:span text:style-name="T12">= beauté, utilité, rentabilité </text:span></text:p>
      <text:p text:style-name="P5"><text:span text:style-name="T12"/></text:p>
      <text:p text:style-name="P5"><text:span text:style-name="T12">Technique la plus connu : glavano plastique : → La France distribuant des couronnes de gloire, bronze, et bronze galvanique argenté, Paris, musée arts décoratif </text:span></text:p>
      <text:p text:style-name="P31"><text:span text:style-name="T12">- pièce central d’une table</text:span></text:p>
      <text:p text:style-name="P31"><text:span text:style-name="T12">- exposition universelle à Paris</text:span></text:p>
      <text:p text:style-name="P31"><text:span text:style-name="T14">- glavano-plasti </text:span><text:span text:style-name="T12">: technique qui permet d’argenté et doré du bronze et donner l’impression qu’il s’agit d’or massif = consiste à mentir sur les matériaux : → Ferdinand Levillain , Diogène </text:span></text:p>
      <text:p text:style-name="P31"><text:span text:style-name="T12">- il a brûlé mais avant il était en argent</text:span></text:p>
      <text:p text:style-name="P31"><text:span text:style-name="T12"/></text:p>
      <text:p text:style-name="P31"><text:span text:style-name="T4">→ Thonet Frères, Chaise n°14, 1859</text:span><text:span text:style-name="T12"> </text:span></text:p>
      <text:p text:style-name="P31"><text:span text:style-name="T12">- Mickael Thonet dépose un brevet permettent de courber des liges des bois, conçoit ce modèle de chaise avec un prix modique qui a beaucoup d’avantages, cette chaise apparaît dans le catalogue de 1859 de Thonet, elle est représentée comme une chaise de consommation de masse.</text:span></text:p>
      <text:p text:style-name="P31"><text:span text:style-name="T12">- elle est en haitre tienté</text:span></text:p>
      <text:p text:style-name="P31"><text:span text:style-name="T12">- elle est posée de 6 pièces : incroyable : assemblé par 10aines de vices et pas de colles : donc elle se construit vite et ne se décolle pas dans les pays humide.</text:span></text:p>
      <text:p text:style-name="P31"><text:span text:style-name="T12">= facilité le transport et l’exportation : caisse 1mcube contient 36 chaises démonté. </text:span></text:p>
      <text:p text:style-name="P31"><text:span text:style-name="T12">- légère, solide, stable et confortable</text:span></text:p>
      <text:p text:style-name="P31"><text:span text:style-name="T12">- belle ? Car harmonieuse par ses courbes</text:span></text:p>
      <text:p text:style-name="P31"><text:span text:style-name="T12">- 6pièces peuvent être utilisé pour faire d’autres modèles : donc interchangeabilité des éléments ce qui contribue à l’évolution de masse</text:span></text:p>
      <text:p text:style-name="P32"><text:span text:style-name="T12">- 50 millions d’exemplaire produit au monde</text:span></text:p>
      <text:p text:style-name="P32"><text:span text:style-name="T12">- chaise mythique dans l’histoire du disegen</text:span></text:p>
      <text:p text:style-name="P31"><text:soft-page-break/><text:span text:style-name="T12">= beauté, utilité, rentabilité </text:span></text:p>
      <text:p text:style-name="P31"><text:span text:style-name="T12"/></text:p>
      <text:p text:style-name="P6"><text:span text:style-name="T12">→ Christopher Dresser, Claret Jug, 1879, verneuse argent &amp; verre </text:span></text:p>
      <text:p text:style-name="P32"><text:span text:style-name="T12">- ancien élève de School of disegen de Londres</text:span></text:p>
      <text:p text:style-name="P32"><text:span text:style-name="T12">- cherche beauté dans les contrainte de l’industrie et les possibilités</text:span></text:p>
      <text:p text:style-name="P32"><text:span text:style-name="T12">- confie à Dresser un tas d’objet : ici dessine une forme très belle et prend en compte le procédé de fabrication</text:span></text:p>
      <text:p text:style-name="P32"><text:span text:style-name="T12">- c’ets un objet qui ne comporte aucun décor, ni ornement, beau par son dessin et ses proportions, il est de 1879</text:span></text:p>
      <text:p text:style-name="P32"><text:span text:style-name="T12"/></text:p>
      <text:p text:style-name="P9"><text:span text:style-name="T12">3) Unité de l’art renouveau esthétique et réforme social</text:span></text:p>
      <text:p text:style-name="P32"><text:span text:style-name="T12"/></text:p>
      <text:p text:style-name="P32"><text:span text:style-name="T12">Pendant longtemps les arts ont été hiérarchiser : les arts libéraux, les arts mécaniques (la part de main est supérieur à la part de l’esprit) = ils structure la pensée occidental.</text:span></text:p>
      <text:p text:style-name="P32"><text:span text:style-name="T12">Hiérarchisation <text:s/>= entre les Beaux Arts : architecture, peinture, sculpture, gravure // et les autres arts : textile, arts du feux, le mobilier or cette distinction ce fait sur l’idée que chaque arts stasifait nature diverse, on a tendance à distinguer</text:span><text:span text:style-name="T14"> des arts majeur et des arts mineur</text:span><text:span text:style-name="T12">. Une peinture est plus considéré d’une chaise. La succession des exposition universelle contribue au débats des arts décoratifs et à un combat contre ses processus de hiérarchisation. </text:span></text:p>
      <text:p text:style-name="P32"><text:span text:style-name="T12">Lier renouveau esthétique et réforme social. Beaucoup d’objet présenté sont porteur de médiocrité. Face à cette situation, William Morris a fait de sa maison les manifestes de ses idéaux : propose décor et mobilier assez rustique : mobilier honnête qui exprime valeurs morale. Pour produire ce type de meubles il fait appelle à un peintre : Fod Madox Brown </text:span></text:p>
      <text:p text:style-name="P32"><text:span text:style-name="T12">Il cherche à concilier le beau et l’utile. </text:span></text:p>
      <text:p text:style-name="P33"><text:span text:style-name="T12">Chaises produite à la main : Morris considère que la production artisanal est plus bénéfique à l’homme. Idée de proposé un art pour tous, il n’a pas réussi à réalisé toutes ses ambitions. </text:span><text:span text:style-name="T15">Comment concilier tout pour être rentable ? La beauté est source de moralité et de dignité, beaucoup d’acteurs du XIXe lisent ses conférence et s’inspire de lui.</text:span></text:p>
      <text:p text:style-name="P33"><text:span text:style-name="T15">Mobilier avec réduction de l’ornement, réintérprétation du goût médiéval. </text:span></text:p>
      <text:p text:style-name="P33"><text:span text:style-name="T15">L’art du Moyen-Age est une source d’inspiration et le japonisme qui contribue aux renouveau des arts décoratif. </text:span></text:p>
      <text:p text:style-name="P33"><text:span text:style-name="T15"/></text:p>
      <text:p text:style-name="P33"><text:span text:style-name="T6">→ Mobilier de chambre à coucher</text:span><text:span text:style-name="T15"> </text:span></text:p>
      <text:p text:style-name="P33"><text:span text:style-name="T15">- ornement restreint : feronnerie, luxueux, matière, beauté du bois mis en avant</text:span></text:p>
      <text:p text:style-name="P33"><text:span text:style-name="T15">- japonisant : courbe et contre courbe qui est mit en relation avec les tories japonaise.</text:span></text:p>
      <text:p text:style-name="P33"><text:span text:style-name="T15"><text:s/></text:span><text:span text:style-name="T6">→ Meuble de bureux formant bibliothèque tournante</text:span><text:span text:style-name="T15"> </text:span></text:p>
      <text:p text:style-name="P34"><text:span text:style-name="T12">- architecte qui conçoit un meuble</text:span></text:p>
      <text:p text:style-name="P34"><text:span text:style-name="T12">- modifier le rapport de l’art et de la vie pour une couche assez large de la population</text:span></text:p>
      <text:p text:style-name="P34"><text:span text:style-name="T12">- technique de meuniserie japonaise mais le dessin rigoureux et fonctinnelle est équilibré par la matière et le jeu du noir et du blanc.</text:span></text:p>
      <text:p text:style-name="P34"><text:span text:style-name="T12">- l’art japonais est un des principal sources de l’art nouveau, l’inspire beaucoup de l’art de la nature : source de renouveau des arts décoratif.</text:span></text:p>
      <text:p text:style-name="P34"><text:span text:style-name="T12"/></text:p>
      <text:p text:style-name="P34"><text:span text:style-name="T12">Ce qui caractérise les production de Ecole de Nacy : fondé sur l’étude de la nature </text:span></text:p>
      <text:p text:style-name="P10"><text:span text:style-name="T8">→ </text:span></text:p>
      <text:p text:style-name="P10"><text:span text:style-name="T8">Stylisation sur fleur de nénufars : lampe qui accompagne le début de l’électricité : production objet à la vie moderne</text:span><text:span text:style-name="T12"> </text:span></text:p>
      <text:p text:style-name="P34"><text:span text:style-name="T12">→ salle à manger Masson :</text:span></text:p>
      <text:p text:style-name="P34"><text:span text:style-name="T12">- produire un tout unitaire</text:span></text:p>
      <text:p text:style-name="P34"><text:soft-page-break/><text:span text:style-name="T12">- relation entre les formes avec la stylisation des formes végétal</text:span></text:p>
      <text:p text:style-name="P34"><text:span text:style-name="T12"/></text:p>
      <text:p text:style-name="P34"><text:span text:style-name="T4">→ Emile Galée, vase Lille Palais des Beaux Arts</text:span><text:span text:style-name="T12"> </text:span></text:p>
      <text:p text:style-name="P34"><text:span text:style-name="T12">Son entreprise produise pour une clientèle assez large, la part de la mains et moins importante, il produit des objet en moyenne et grandeur série, parallèlement il finance par la vente de grandes séries, produit de petits objet luxueux </text:span></text:p>
      <text:p text:style-name="P34"><text:span text:style-name="T4">→ Eaux dormant</text:span><text:span text:style-name="T12"> </text:span></text:p>
      <text:p text:style-name="P34"><text:span text:style-name="T12">- suggère l’atmosphère de l’étang à la tombée de la nuit</text:span></text:p>
      <text:p text:style-name="P34"><text:span text:style-name="T12">- objet de luxe : salon national des Beaux Arts 1891 : moment où les arts décoratif ont le droit à avoir une place dans les salons.</text:span></text:p>
      <text:p text:style-name="P34"><text:span text:style-name="T12">= combat entre art majeur et arts mineurs </text:span></text:p>
      <text:p text:style-name="P34"><text:span text:style-name="T12">→ Vase Orphée </text:span></text:p>
      <text:p text:style-name="P34"><text:span text:style-name="T12">- mythe mais inscription montre qu’il fait référence à la perte de l’Alsace et la Lorraine</text:span></text:p>
      <text:p text:style-name="P34"><text:span text:style-name="T12">= assimile les arts mineurs à son combat politique </text:span></text:p>
      <text:p text:style-name="P35"><text:span text:style-name="T12">Four verrier : fait référence au capitaine dreyfus </text:span></text:p>
      <text:p text:style-name="P35"><text:span text:style-name="T12"/></text:p>
      <text:p text:style-name="P35"><text:span text:style-name="T12">→ La Main aux coquillages </text:span></text:p>
      <text:p text:style-name="P35"><text:span text:style-name="T12">œuvre considérer comme le testament de Gallée </text:span></text:p>
      <text:p text:style-name="P35"><text:span text:style-name="T12">objet qui appartient à la main avec fluidité, doigts peu vraisemblable, mains qui adopte conque, mains qui appartient à la mer par transluidité de la chair des méduses , coquillages sur les doigts comme les anneaux = (coquillage qu’on peut nommer) </text:span></text:p>
      <text:p text:style-name="P35"><text:span text:style-name="T12">sculpture et arts décoratif : la main isolé évoque les ex-voto greco-romain en bronze </text:span></text:p>
      <text:p text:style-name="P35"><text:span text:style-name="T12">La réalisation de cette main est contemporain : attaque port Arthur entre Russe &amp; Français, on peut y voir une main russe se noyant. </text:span></text:p>
      <text:p text:style-name="P35"><text:span text:style-name="T12">S’inspire de la littérature : référence à l’Océnaonoxe de Victor Hugo (sur les marins disparu en mer) </text:span></text:p>
      <text:p text:style-name="P35"><text:span text:style-name="T12">La forme et le dessin singulier, plus l’algue = processus de métamorphose : mains séduisant mais inquiétant par l’esprit car elle semble porté en elle l’ambiguité entre la vie et la mort. </text:span></text:p>
      <text:p text:style-name="P35"><text:span text:style-name="T12">Ici on touche les limites des arts décoratif : objet qui témoigne d’un ambition aussi haute qu’une sculpture ou peinture. </text:span></text:p>
      <text:p text:style-name="P35"><text:span text:style-name="T12">Quand sa mère meurt : séries de vases noir pour représenter sa tristesse </text:span></text:p>
      <text:p text:style-name="P35"><text:span text:style-name="T12">Réflexion sur les limites des hiérachie traditionnel. </text:span></text:p>
      <text:p text:style-name="P35"><text:span text:style-name="T12"/></text:p>
      <text:p text:style-name="P35"><text:span text:style-name="T12">CONCLUSION : adjectif « décoratif » est une appelation qui a ses limites : fait oublié que les arts ont eu d’autres ambition que de servir de décor. </text:span></text:p>
      <text:p text:style-name="P35"><text:span text:style-name="T12">Art appliqué : alliance entre arts et industrie → art industriel </text:span></text:p>
      <text:p text:style-name="P35"><text:span text:style-name="T12">Design : notions qui relève de l’art appliqué car l’objet unique n’est pas de son ressort ; le mot design est compliqué à définir</text:span></text:p>
      <text:p text:style-name="P35"><text:span text:style-name="T12">supprimer le mot design et stylique </text:span></text:p>
      <text:p text:style-name="P26"><text:span text:style-name="T8"/></text:p>
      <text:p text:style-name="P27"><text:span text:style-name="T8"/></text:p>
      <text:p text:style-name="P17"><text:span text:style-name="T8"/></text:p>
      <text:p text:style-name="P12"><text:span text:style-name="T5"/></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08:30:37.617000000</meta:creation-date>
    <dc:date>2018-04-09T10:29:08.724000000</dc:date>
    <meta:editing-duration>PT18M19S</meta:editing-duration>
    <meta:editing-cycles>3</meta:editing-cycles>
    <meta:generator>LibreOffice/5.3.7.2$Windows_X86_64 LibreOffice_project/6b8ed514a9f8b44d37a1b96673cbbdd077e24059</meta:generator>
    <meta:document-statistic meta:table-count="0" meta:image-count="0" meta:object-count="0" meta:page-count="6" meta:paragraph-count="157" meta:word-count="2630" meta:character-count="15757" meta:non-whitespace-character-count="13199"/>
  </office:meta>
</office:document-meta>
</file>